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73cm" fo:min-width="3.532cm"/>
    </style:style>
    <style:style style:name="gr2" style:family="graphic" style:parent-style-name="standard">
      <style:graphic-properties svg:stroke-color="#000000" draw:fill-color="#ff8000" draw:opacity="70%" draw:textarea-horizontal-align="justify" draw:textarea-vertical-align="middle" draw:auto-grow-height="false" fo:min-height="1.094cm" fo:min-width="2.258cm" draw:shadow-opacity="7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4" style:family="graphic" style:parent-style-name="standard">
      <style:graphic-properties svg:stroke-color="#000000" draw:fill="solid" draw:fill-color="#ff8000" draw:opacity="70%" draw:textarea-horizontal-align="justify" draw:textarea-vertical-align="middle" draw:auto-grow-height="false" fo:min-height="1.094cm" fo:min-width="2.258cm" draw:shadow-opacity="70%"/>
      <style:paragraph-properties style:writing-mode="lr-tb"/>
    </style:style>
    <style:style style:name="gr5" style:family="graphic" style:parent-style-name="standard">
      <style:graphic-properties svg:stroke-color="#000000" draw:fill-color="#ff8000" draw:opacity="70%" draw:textarea-horizontal-align="justify" draw:textarea-vertical-align="middle" draw:auto-grow-height="false" fo:min-height="1.73cm" fo:min-width="3.532cm" draw:shadow-opacity="70%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svg:stroke-color="#000000" draw:fill-color="#ff8000" draw:opacity="70%" draw:textarea-horizontal-align="justify" draw:textarea-vertical-align="middle" draw:auto-grow-height="false" fo:min-height="1.73cm" fo:min-width="3.814cm" draw:shadow-opacity="70%"/>
      <style:paragraph-properties style:writing-mode="lr-tb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1.73cm" fo:min-width="3.74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8000" draw:opacity="70%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ff8000" draw:opacity="70%"/>
      <style:paragraph-properties fo:text-align="center" style:writing-mode="lr-tb"/>
    </style:style>
    <style:style style:name="P6" style:family="paragraph">
      <loext:graphic-properties draw:fill-color="#ff8000" draw:opacity="70%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2.8cm" svg:x="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9cm" svg:height="1.9cm" svg:x="4.7cm" svg:y="3.6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959cm" svg:height="0.962cm" svg:x="3.4cm" svg:y="4.1cm">
          <draw:text-box>
            <text:p>D</text:p>
          </draw:text-box>
        </draw:frame>
        <draw:frame draw:style-name="gr3" draw:text-style-name="P4" draw:layer="layout" svg:width="0.959cm" svg:height="0.962cm" svg:x="3.401cm" svg:y="4.101cm">
          <draw:text-box>
            <text:p>D</text:p>
          </draw:text-box>
        </draw:frame>
        <draw:custom-shape draw:style-name="gr1" draw:text-style-name="P1" draw:layer="layout" svg:width="5.7cm" svg:height="2.8cm" svg:x="3.2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9cm" svg:height="1.9cm" svg:x="4.9cm" svg:y="7.9cm">
          <text:p text:style-name="P2">D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455cm" svg:height="0.962cm" svg:x="3.6cm" svg:y="8.4cm">
          <draw:text-box>
            <text:p>Pet</text:p>
          </draw:text-box>
        </draw:frame>
        <draw:custom-shape draw:style-name="gr1" draw:text-style-name="P1" draw:layer="layout" svg:width="5.7cm" svg:height="2.8cm" svg:x="3.368cm" svg:y="11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9cm" svg:height="1.9cm" svg:x="5.5cm" svg:y="12.4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959cm" svg:height="0.962cm" svg:x="3.768cm" svg:y="12.767cm">
          <draw:text-box>
            <text:p>D</text:p>
          </draw:text-box>
        </draw:frame>
        <draw:frame draw:style-name="gr3" draw:text-style-name="P4" draw:layer="layout" svg:width="0.959cm" svg:height="0.962cm" svg:x="3.769cm" svg:y="12.768cm">
          <draw:text-box>
            <text:p>D</text:p>
          </draw:text-box>
        </draw:frame>
        <draw:custom-shape draw:style-name="gr1" draw:text-style-name="P1" draw:layer="layout" svg:width="5.7cm" svg:height="2.8cm" svg:x="3.3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959cm" svg:height="0.962cm" svg:x="3.9cm" svg:y="17.138cm">
          <draw:text-box>
            <text:p>D</text:p>
          </draw:text-box>
        </draw:frame>
        <draw:custom-shape draw:style-name="gr5" draw:text-style-name="P6" draw:layer="layout" svg:width="5.7cm" svg:height="2.8cm" svg:x="3.301cm" svg:y="16.20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cm" svg:height="2.8cm" svg:x="3.3cm" svg:y="2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542cm" svg:height="0.962cm" svg:x="3.2cm" svg:y="21.338cm">
          <draw:text-box>
            <text:p>Human</text:p>
          </draw:text-box>
        </draw:frame>
        <draw:custom-shape draw:style-name="gr5" draw:text-style-name="P6" draw:layer="layout" svg:width="5.7cm" svg:height="2.8cm" svg:x="3.3cm" svg:y="20.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2.509cm" svg:height="0.962cm" svg:x="6.4cm" svg:y="21.5cm">
          <draw:text-box>
            <text:p>Person</text:p>
          </draw:text-box>
        </draw:frame>
        <draw:custom-shape draw:style-name="gr1" draw:text-style-name="P1" draw:layer="layout" svg:width="5.7cm" svg:height="2.8cm" svg:x="12.2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959cm" svg:height="0.962cm" svg:x="12.7cm" svg:y="16.8cm">
          <draw:text-box>
            <text:p>D</text:p>
          </draw:text-box>
        </draw:frame>
        <draw:custom-shape draw:style-name="gr7" draw:text-style-name="P6" draw:layer="layout" svg:width="6.1cm" svg:height="2.8cm" svg:x="12.2cm" svg:y="15.9cm">
          <text:p text:style-name="P1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6cm" svg:height="2.8cm" svg:x="12.3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959cm" svg:height="0.962cm" svg:x="12.8cm" svg:y="21.138cm">
          <draw:text-box>
            <text:p>D</text:p>
          </draw:text-box>
        </draw:frame>
        <draw:custom-shape draw:style-name="gr5" draw:text-style-name="P6" draw:layer="layout" svg:width="5.7cm" svg:height="2.8cm" svg:x="12.6cm" svg:y="20.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1:57:44.693352061</meta:creation-date>
    <dc:date>2023-05-23T17:01:24.160067622</dc:date>
    <meta:editing-duration>PT2H55M16S</meta:editing-duration>
    <meta:editing-cycles>5</meta:editing-cycles>
    <meta:generator>LibreOffice/6.4.7.2$Linux_X86_64 LibreOffice_project/40$Build-2</meta:generator>
    <meta:document-statistic meta:object-count="24"/>
  </office:meta>
</office:document-meta>
</file>